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4000002246BC32183117B3B4B.png" manifest:media-type="image/png"/>
  <manifest:file-entry manifest:full-path="Pictures/100002010000021D0000021D0A7D14E692842A62.png" manifest:media-type="image/png"/>
  <manifest:file-entry manifest:full-path="Pictures/1000020100000149000001499466AD5FB1B60BD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6.61cm" fo:min-width="6.36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5.196cm" fo:min-width="4.946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997cm" fo:min-width="0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0000" draw:marker-start-width="0.518cm" draw:marker-end-width="0.518cm" draw:fill="solid" draw:fill-color="#000000" draw:textarea-horizontal-align="justify" draw:textarea-vertical-align="middle" draw:auto-grow-height="false" fo:min-height="4.038cm" fo:min-width="0.288cm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4.038cm" fo:min-width="0.28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fill-color="#ffffff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-color="#000000" draw:textarea-vertical-align="middl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width="0.212cm" svg:stroke-color="#000000" draw:marker-start-width="0.518cm" draw:marker-end-width="0.518cm" draw:fill="solid" draw:fill-color="#0000ff" draw:textarea-horizontal-align="justify" draw:textarea-vertical-align="middle" draw:auto-grow-height="false" fo:min-height="0.997cm" fo:min-width="0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000000" draw:marker-start-width="0.518cm" draw:marker-end-width="0.518cm" draw:fill="solid" draw:fill-color="#ffff00" draw:textarea-horizontal-align="justify" draw:textarea-vertical-align="middle" draw:auto-grow-height="false" fo:min-height="4.038cm" fo:min-width="0.288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000000" draw:marker-start-width="0.518cm" draw:marker-end-width="0.518cm" draw:fill="solid" draw:fill-color="#ff0000" draw:textarea-horizontal-align="justify" draw:textarea-vertical-align="middle" draw:auto-grow-height="false" fo:min-height="0.997cm" fo:min-width="0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000000" draw:marker-start-width="0.518cm" draw:marker-end-width="0.518cm" draw:fill="solid" draw:fill-color="#00cc00" draw:textarea-horizontal-align="justify" draw:textarea-vertical-align="middle" draw:auto-grow-height="false" fo:min-height="4.038cm" fo:min-width="0.288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000000" draw:marker-start-width="0.518cm" draw:marker-end-width="0.518cm" draw:fill-color="#ff0000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000000" draw:marker-start-width="0.518cm" draw:marker-end-width="0.518cm" draw:fill="solid" draw:fill-color="#00cc00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000000" draw:marker-start-width="0.518cm" draw:marker-end-width="0.518cm" draw:fill-color="#ffff00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000000" draw:marker-start-width="0.518cm" draw:marker-end-width="0.518cm" draw:fill-color="#0000ff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9.5cm" fo:min-width="7.8cm"/>
    </style:style>
    <style:style style:name="gr19" style:family="graphic" style:parent-style-name="standard">
      <style:graphic-properties svg:stroke-width="0.212cm" svg:stroke-color="#000000" draw:marker-start-width="0.518cm" draw:marker-end-width="0.518cm" draw:fill="none" draw:fill-color="#ffffff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draw:stroke="none" draw:fill-color="#b2b2b2" draw:textarea-horizontal-align="justify" draw:textarea-vertical-align="middle" draw:auto-grow-height="false" fo:min-height="6.15cm" fo:min-width="24.5cm"/>
    </style:style>
    <style:style style:name="gr21" style:family="graphic" style:parent-style-name="standard">
      <style:graphic-properties svg:stroke-width="0.159cm" svg:stroke-color="#dddddd" draw:marker-start-width="0.518cm" draw:marker-end-width="0.518cm" draw:fill="none" draw:textarea-horizontal-align="justify" draw:textarea-vertical-align="middle" draw:auto-grow-height="false" fo:min-height="3.88cm" fo:min-width="3.63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dddddd" draw:marker-start-width="0.518cm" draw:marker-end-width="0.518cm" draw:fill="none" draw:textarea-horizontal-align="justify" draw:textarea-vertical-align="middle" draw:auto-grow-height="false" fo:min-height="3.023cm" fo:min-width="2.773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dddddd" draw:marker-start-width="0.518cm" draw:marker-end-width="0.518cm" draw:fill="none" draw:textarea-horizontal-align="justify" draw:textarea-vertical-align="middle" draw:auto-grow-height="false" fo:min-height="0.476cm" fo:min-width="0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dddddd" draw:marker-start-width="0.518cm" draw:marker-end-width="0.518cm" draw:fill="solid" draw:fill-color="#dddddd" draw:textarea-horizontal-align="justify" draw:textarea-vertical-align="middle" draw:auto-grow-height="false" fo:min-height="2.321cm" fo:min-width="0cm" fo:padding-top="0.204cm" fo:padding-bottom="0.204cm" fo:padding-left="0.329cm" fo:padding-right="0.329cm"/>
    </style:style>
    <style:style style:name="gr25" style:family="graphic" style:parent-style-name="standard">
      <style:graphic-properties svg:stroke-width="0.159cm" svg:stroke-color="#dddddd" draw:marker-start-width="0.518cm" draw:marker-end-width="0.518cm" draw:fill="none" draw:textarea-horizontal-align="justify" draw:textarea-vertical-align="middle" draw:auto-grow-height="false" fo:min-height="2.321cm" fo:min-width="0cm" fo:padding-top="0.204cm" fo:padding-bottom="0.204cm" fo:padding-left="0.329cm" fo:padding-right="0.329cm"/>
    </style:style>
    <style:style style:name="gr26" style:family="graphic" style:parent-style-name="standard">
      <style:graphic-properties svg:stroke-width="0.159cm" svg:stroke-color="#dddddd" draw:marker-start-width="0.518cm" draw:marker-end-width="0.518cm" draw:fill="none" draw:textarea-horizontal-align="justify" draw:textarea-vertical-align="middle" draw:auto-grow-height="false" fo:min-height="2.32cm" fo:min-width="0cm" fo:padding-top="0.204cm" fo:padding-bottom="0.204cm" fo:padding-left="0.329cm" fo:padding-right="0.329cm"/>
    </style:style>
    <style:style style:name="gr27" style:family="graphic" style:parent-style-name="standard">
      <style:graphic-properties svg:stroke-width="0.159cm" svg:stroke-color="#dddddd" draw:marker-start-width="0.518cm" draw:marker-end-width="0.518cm" draw:fill="none" draw:fill-color="#ffffff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draw:stroke="none" svg:stroke-width="0.159cm" svg:stroke-color="#dddddd" draw:fill-color="#dddddd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0000ff"/>
      <style:paragraph-properties fo:text-align="center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solid" draw:fill-color="#00cc00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0000ff"/>
      <style:paragraph-properties fo:text-align="center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dddddd"/>
      <style:paragraph-properties fo:text-align="center"/>
    </style:style>
    <style:style style:name="P16" style:family="paragraph">
      <loext:graphic-properties draw:fill-color="#dddddd"/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0cm" svg:height="10cm" svg:x="7cm" svg:y="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cm" svg:height="8cm" svg:x="8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1cm" svg:height="4.5cm" draw:transform="rotate (0.785398163397448) translate (8.743cm 4.64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1.214cm 4.642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0.785398163397448) translate (11.214cm 8.527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5.108cm 7.112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1" draw:layer="layout" svg:width="1cm" svg:height="4.5cm" draw:transform="rotate (2.35619449019234) translate (8.779cm 10.9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2.663cm 10.971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2.35619449019234) translate (12.663cm 8.491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5.143cm 7.077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polygon draw:style-name="gr6" draw:text-style-name="P3" draw:layer="layout" svg:width="2.049cm" svg:height="7.049cm" svg:x="11.05cm" svg:y="0.9cm" svg:viewBox="0 0 2050 7050" draw:points="1000,7050 2050,6050 1000,0 0,6050">
          <text:p/>
        </draw:polygon>
        <draw:polygon draw:style-name="gr7" draw:text-style-name="P4" draw:layer="layout" svg:width="0.949cm" svg:height="6.799cm" svg:x="11.15cm" svg:y="1.1cm" svg:viewBox="0 0 950 6800" draw:points="950,6800 950,0 0,5800 0,5850">
          <text:p/>
        </draw:polygon>
        <draw:polygon draw:style-name="gr6" draw:text-style-name="P3" draw:layer="layout" svg:width="2.049cm" svg:height="7.049cm" draw:transform="rotate (-3.14159265358979) translate (13.05cm 15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3.14159265358979) translate (12.95cm 14.8cm)" svg:viewBox="0 0 950 6800" draw:points="950,6800 950,0 0,5800 0,5850">
          <text:p/>
        </draw:polygon>
        <draw:polygon draw:style-name="gr6" draw:text-style-name="P3" draw:layer="layout" svg:width="2.049cm" svg:height="7.049cm" draw:transform="rotate (1.5707963267949) translate (5.05cm 8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1.5707963267949) translate (5.25cm 8.8cm)" svg:viewBox="0 0 950 6800" draw:points="950,6800 950,0 0,5800 0,5850">
          <text:p/>
        </draw:polygon>
        <draw:polygon draw:style-name="gr6" draw:text-style-name="P3" draw:layer="layout" svg:width="2.049cm" svg:height="7.049cm" draw:transform="rotate (-1.5707963267949) translate (19.15cm 6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1.5707963267949) translate (18.95cm 7cm)" svg:viewBox="0 0 950 6800" draw:points="950,6800 950,0 0,5800 0,5850">
          <text:p/>
        </draw:polygon>
        <draw:frame draw:style-name="gr8" draw:text-style-name="P1" draw:layer="layout" svg:width="2.506cm" svg:height="2.506cm" svg:x="0.95cm" svg:y="0.644cm">
          <draw:image xlink:href="Pictures/100002010000021D0000021D0A7D14E692842A62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10cm" svg:height="10cm" svg:x="7cm" svg:y="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cm" svg:height="8cm" svg:x="8cm" svg:y="3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cm" svg:height="4.5cm" draw:transform="rotate (0.785398163397448) translate (8.743cm 4.64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1cm" svg:height="4.5cm" draw:transform="rotate (-0.785398163397448) translate (11.214cm 4.642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7" draw:layer="layout" svg:width="1cm" svg:height="4.5cm" draw:transform="rotate (0.785398163397448) translate (11.214cm 8.52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1cm" svg:height="4.5cm" draw:transform="rotate (-0.785398163397448) translate (15.108cm 7.112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8" draw:layer="layout" svg:width="1cm" svg:height="4.5cm" draw:transform="rotate (2.35619449019234) translate (8.779cm 10.971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1cm" svg:height="4.5cm" draw:transform="rotate (-2.35619449019235) translate (12.663cm 10.971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9" draw:layer="layout" svg:width="1cm" svg:height="4.5cm" draw:transform="rotate (2.35619449019234) translate (12.663cm 8.4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2" draw:layer="layout" svg:width="1cm" svg:height="4.5cm" draw:transform="rotate (-2.35619449019235) translate (15.143cm 7.077cm)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polygon draw:style-name="gr14" draw:text-style-name="P10" draw:layer="layout" svg:width="2.049cm" svg:height="7.049cm" svg:x="11.05cm" svg:y="0.9cm" svg:viewBox="0 0 2050 7050" draw:points="1000,7050 2050,6050 1000,0 0,6050">
          <text:p/>
        </draw:polygon>
        <draw:polygon draw:style-name="gr7" draw:text-style-name="P4" draw:layer="layout" svg:width="0.949cm" svg:height="6.799cm" svg:x="11.15cm" svg:y="1.1cm" svg:viewBox="0 0 950 6800" draw:points="950,6800 950,0 0,5800 0,5850">
          <text:p/>
        </draw:polygon>
        <draw:polygon draw:style-name="gr15" draw:text-style-name="P9" draw:layer="layout" svg:width="2.049cm" svg:height="7.049cm" draw:transform="rotate (-3.14159265358979) translate (13.05cm 15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3.14159265358979) translate (12.95cm 14.8cm)" svg:viewBox="0 0 950 6800" draw:points="950,6800 950,0 0,5800 0,5850">
          <text:p/>
        </draw:polygon>
        <draw:polygon draw:style-name="gr16" draw:text-style-name="P11" draw:layer="layout" svg:width="2.049cm" svg:height="7.049cm" draw:transform="rotate (1.5707963267949) translate (5.05cm 8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1.5707963267949) translate (5.25cm 8.8cm)" svg:viewBox="0 0 950 6800" draw:points="950,6800 950,0 0,5800 0,5850">
          <text:p/>
        </draw:polygon>
        <draw:polygon draw:style-name="gr17" draw:text-style-name="P12" draw:layer="layout" svg:width="2.049cm" svg:height="7.049cm" draw:transform="rotate (-1.5707963267949) translate (19.15cm 6.9cm)" svg:viewBox="0 0 2050 7050" draw:points="1000,7050 2050,6050 1000,0 0,6050">
          <text:p/>
        </draw:polygon>
        <draw:polygon draw:style-name="gr7" draw:text-style-name="P4" draw:layer="layout" svg:width="0.949cm" svg:height="6.799cm" draw:transform="rotate (-1.5707963267949) translate (18.95cm 7cm)" svg:viewBox="0 0 950 6800" draw:points="950,6800 950,0 0,5800 0,5850">
          <text:p/>
        </draw:polygon>
        <draw:frame draw:style-name="gr8" draw:text-style-name="P1" draw:layer="layout" svg:width="2.506cm" svg:height="2.506cm" svg:x="0.95cm" svg:y="0.644cm">
          <draw:image xlink:href="Pictures/100002010000021D0000021D0A7D14E692842A62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8" draw:text-style-name="P13" draw:layer="layout" svg:width="8.3cm" svg:height="9.75cm" svg:x="2.35cm" svg:y="5.45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0cm" svg:height="10cm" svg:x="7cm" svg:y="2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8cm" svg:height="8cm" svg:x="8cm" svg:y="3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cm" svg:height="4.5cm" draw:transform="rotate (0.785398163397448) translate (8.743cm 4.64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1.214cm 4.642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0.785398163397448) translate (11.214cm 8.527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0.785398163397448) translate (15.108cm 7.112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1" draw:layer="layout" svg:width="1cm" svg:height="4.5cm" draw:transform="rotate (2.35619449019234) translate (8.779cm 10.9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2.663cm 10.971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5" draw:text-style-name="P1" draw:layer="layout" svg:width="1cm" svg:height="4.5cm" draw:transform="rotate (2.35619449019234) translate (12.663cm 8.491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4" draw:text-style-name="P2" draw:layer="layout" svg:width="1cm" svg:height="4.5cm" draw:transform="rotate (-2.35619449019235) translate (15.143cm 7.077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polygon draw:style-name="gr19" draw:text-style-name="P14" draw:layer="layout" svg:width="2.049cm" svg:height="7.049cm" svg:x="11.05cm" svg:y="0.9cm" svg:viewBox="0 0 2050 7050" draw:points="1000,7050 2050,6050 1000,0 0,6050">
            <text:p/>
          </draw:polygon>
          <draw:polygon draw:style-name="gr7" draw:text-style-name="P4" draw:layer="layout" svg:width="0.949cm" svg:height="6.799cm" svg:x="11.15cm" svg:y="1.1cm" svg:viewBox="0 0 950 6800" draw:points="950,6800 950,0 0,5800 0,5850">
            <text:p/>
          </draw:polygon>
          <draw:polygon draw:style-name="gr19" draw:text-style-name="P14" draw:layer="layout" svg:width="2.049cm" svg:height="7.049cm" draw:transform="rotate (-3.14159265358979) translate (13.05cm 15cm)" svg:viewBox="0 0 2050 7050" draw:points="1000,7050 2050,6050 1000,0 0,6050">
            <text:p/>
          </draw:polygon>
          <draw:polygon draw:style-name="gr7" draw:text-style-name="P4" draw:layer="layout" svg:width="0.949cm" svg:height="6.799cm" draw:transform="rotate (-3.14159265358979) translate (12.95cm 14.8cm)" svg:viewBox="0 0 950 6800" draw:points="950,6800 950,0 0,5800 0,5850">
            <text:p/>
          </draw:polygon>
          <draw:polygon draw:style-name="gr19" draw:text-style-name="P14" draw:layer="layout" svg:width="2.049cm" svg:height="7.049cm" draw:transform="rotate (1.5707963267949) translate (5.05cm 8.9cm)" svg:viewBox="0 0 2050 7050" draw:points="1000,7050 2050,6050 1000,0 0,6050">
            <text:p/>
          </draw:polygon>
          <draw:polygon draw:style-name="gr7" draw:text-style-name="P4" draw:layer="layout" svg:width="0.949cm" svg:height="6.799cm" draw:transform="rotate (1.5707963267949) translate (5.25cm 8.8cm)" svg:viewBox="0 0 950 6800" draw:points="950,6800 950,0 0,5800 0,5850">
            <text:p/>
          </draw:polygon>
          <draw:polygon draw:style-name="gr19" draw:text-style-name="P14" draw:layer="layout" svg:width="2.049cm" svg:height="7.049cm" draw:transform="rotate (-1.5707963267949) translate (19.15cm 6.9cm)" svg:viewBox="0 0 2050 7050" draw:points="1000,7050 2050,6050 1000,0 0,6050">
            <text:p/>
          </draw:polygon>
          <draw:polygon draw:style-name="gr7" draw:text-style-name="P4" draw:layer="layout" svg:width="0.949cm" svg:height="6.799cm" draw:transform="rotate (-1.5707963267949) translate (18.95cm 7cm)" svg:viewBox="0 0 950 6800" draw:points="950,6800 950,0 0,5800 0,5850">
            <text:p/>
          </draw:polygon>
        </draw:g>
        <draw:frame draw:style-name="gr8" draw:text-style-name="P1" draw:layer="layout" svg:width="2.506cm" svg:height="2.506cm" svg:x="0.95cm" svg:y="0.644cm">
          <draw:image xlink:href="Pictures/100002010000021D0000021D0A7D14E692842A62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20" draw:text-style-name="P13" draw:layer="layout" svg:width="25cm" svg:height="6.4cm" svg:x="1.65cm" svg:y="-0.25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8.71cm" svg:height="8.71cm" svg:x="13.62cm" svg:y="6.37cm">
          <draw:image xlink:href="Pictures/1000020100000149000001499466AD5FB1B60BDF.png" xlink:type="simple" xlink:show="embed" xlink:actuate="onLoad">
            <text:p/>
          </draw:image>
        </draw:frame>
        <draw:frame draw:style-name="gr8" draw:text-style-name="P1" draw:layer="layout" svg:width="2.506cm" svg:height="2.506cm" svg:x="0.95cm" svg:y="0.644cm">
          <draw:image xlink:href="Pictures/100002010000021D0000021D0A7D14E692842A62.png" xlink:type="simple" xlink:show="embed" xlink:actuate="onLoad">
            <text:p/>
          </draw:image>
        </draw:frame>
        <draw:g>
          <draw:custom-shape draw:style-name="gr21" draw:text-style-name="P1" draw:layer="layout" svg:width="6.064cm" svg:height="6.064cm" svg:x="4.982cm" svg:y="7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4.851cm" svg:height="4.851cm" svg:x="5.589cm" svg:y="8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607cm" svg:height="2.729cm" draw:transform="rotate (0.785398163397448) translate (6.039cm 8.71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15" draw:layer="layout" svg:width="0.607cm" svg:height="2.729cm" draw:transform="skewX (0.000349065850398903) rotate (-0.785398163397449) translate (7.541cm 8.719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" draw:text-style-name="P1" draw:layer="layout" svg:width="0.607cm" svg:height="2.729cm" draw:transform="skewX (-0.000349065850398903) rotate (0.785398163397448) translate (7.538cm 11.077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15" draw:layer="layout" svg:width="0.607cm" svg:height="2.729cm" draw:transform="skewX (0.000349065850398903) rotate (-0.785398163397449) translate (9.899cm 10.219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" draw:text-style-name="P1" draw:layer="layout" svg:width="0.607cm" svg:height="2.729cm" draw:transform="rotate (2.35619449019234) translate (6.061cm 12.557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15" draw:layer="layout" svg:width="0.607cm" svg:height="2.729cm" draw:transform="skewX (0.000349065850398903) rotate (-2.35619449019235) translate (8.416cm 12.557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6" draw:text-style-name="P1" draw:layer="layout" svg:width="0.607cm" svg:height="2.728cm" draw:transform="skewX (0.00139626340159546) rotate (2.35619449019234) translate (8.417cm 11.051cm)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" draw:text-style-name="P15" draw:layer="layout" svg:width="0.607cm" svg:height="2.729cm" draw:transform="skewX (0.000698131700797855) rotate (-2.35619449019235) translate (9.92cm 10.195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polygon draw:style-name="gr27" draw:text-style-name="P14" draw:layer="layout" svg:width="1.242cm" svg:height="4.274cm" svg:x="7.438cm" svg:y="6.45cm" svg:viewBox="0 0 1243 4275" draw:points="606,4275 1243,3669 606,0 0,3669">
            <text:p/>
          </draw:polygon>
          <draw:polygon draw:style-name="gr28" draw:text-style-name="P16" draw:layer="layout" svg:width="0.575cm" svg:height="4.122cm" svg:x="7.499cm" svg:y="6.571cm" svg:viewBox="0 0 576 4123" draw:points="576,4123 576,0 0,3517 0,3547">
            <text:p/>
          </draw:polygon>
          <draw:polygon draw:style-name="gr27" draw:text-style-name="P14" draw:layer="layout" svg:width="1.242cm" svg:height="4.274cm" draw:transform="rotate (-3.14159265358979) translate (8.65106382978724cm 15cm)" svg:viewBox="0 0 1243 4275" draw:points="606,4275 1243,3669 606,0 0,3669">
            <text:p/>
          </draw:polygon>
          <draw:polygon draw:style-name="gr28" draw:text-style-name="P16" draw:layer="layout" svg:width="0.575cm" svg:height="4.122cm" draw:transform="rotate (-3.14159265358979) translate (8.5904255319149cm 14.8787234042553cm)" svg:viewBox="0 0 576 4123" draw:points="576,4123 576,0 0,3517 0,3547">
            <text:p/>
          </draw:polygon>
          <draw:polygon draw:style-name="gr27" draw:text-style-name="P14" draw:layer="layout" svg:width="1.242cm" svg:height="4.274cm" draw:transform="rotate (1.5707963267949) translate (3.8cm 11.3010638297872cm)" svg:viewBox="0 0 1243 4275" draw:points="606,4275 1243,3669 606,0 0,3669">
            <text:p/>
          </draw:polygon>
          <draw:polygon draw:style-name="gr28" draw:text-style-name="P16" draw:layer="layout" svg:width="0.575cm" svg:height="4.122cm" draw:transform="rotate (1.5707963267949) translate (3.92127659574468cm 11.2404255319149cm)" svg:viewBox="0 0 576 4123" draw:points="576,4123 576,0 0,3517 0,3547">
            <text:p/>
          </draw:polygon>
          <draw:polygon draw:style-name="gr27" draw:text-style-name="P14" draw:layer="layout" svg:width="1.242cm" svg:height="4.274cm" draw:transform="rotate (-1.5707963267949) translate (12.35cm 10.0882978723404cm)" svg:viewBox="0 0 1243 4275" draw:points="606,4275 1243,3669 606,0 0,3669">
            <text:p/>
          </draw:polygon>
          <draw:polygon draw:style-name="gr28" draw:text-style-name="P16" draw:layer="layout" svg:width="0.575cm" svg:height="4.122cm" draw:transform="rotate (-1.5707963267949) translate (12.2287234042553cm 10.1489361702128cm)" svg:viewBox="0 0 576 4123" draw:points="576,4123 576,0 0,3517 0,3547">
            <text:p/>
          </draw:polygon>
        </draw:g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8" draw:text-style-name="P1" draw:layer="layout" svg:width="2.506cm" svg:height="2.506cm" svg:x="4.943cm" svg:y="0.794cm">
          <draw:image xlink:href="Pictures/100002010000021D0000021D0A7D14E692842A62.png" xlink:type="simple" xlink:show="embed" xlink:actuate="onLoad">
            <text:p/>
          </draw:image>
        </draw:frame>
        <draw:frame draw:style-name="gr8" draw:text-style-name="P1" draw:layer="layout" svg:width="14.51cm" svg:height="14.51cm" svg:x="9.97cm" svg:y="0.57cm">
          <draw:image xlink:href="Pictures/1000020100000224000002246BC32183117B3B4B.png" xlink:type="simple" xlink:show="embed" xlink:actuate="onLoad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ane </meta:initial-creator>
    <meta:creation-date>2020-05-08T17:07:19.379021201</meta:creation-date>
    <dc:date>2020-05-10T12:45:22.103654887</dc:date>
    <dc:creator>stephane </dc:creator>
    <meta:editing-duration>PT20H31M52S</meta:editing-duration>
    <meta:editing-cycles>4</meta:editing-cycles>
    <meta:generator>LibreOffice/6.0.7.3$Linux_X86_64 LibreOffice_project/00m0$Build-3</meta:generator>
    <meta:document-statistic meta:object-count="115"/>
  </office:meta>
</office:document-meta>
</file>